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xl2quest1</text:p>
      <text:p text:style-name="Standard">1 parlé au chat</text:p>
      <text:p text:style-name="Standard">2 quete lancée, à la recherche d'un truc.</text:p>
      <text:p text:style-name="Standard">3 objet ramené, chaudron débloqu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8M54S</meta:editing-duration>
    <meta:editing-cycles>4</meta:editing-cycles>
    <meta:generator>OpenOffice/4.1.7$Win32 OpenOffice.org_project/417m1$Build-9800</meta:generator>
    <dc:date>2023-05-08T20:53:10.45</dc:date>
    <dc:creator>Julien Nio</dc:creator>
    <meta:document-statistic meta:table-count="0" meta:image-count="0" meta:object-count="0" meta:page-count="1" meta:paragraph-count="4" meta:word-count="18" meta:character-count="99"/>
    <meta:user-defined meta:name="Info 1"/>
    <meta:user-defined meta:name="Info 2"/>
    <meta:user-defined meta:name="Info 3"/>
    <meta:user-defined meta:name="Info 4"/>
  </office:meta>
</office:document-meta>
</file>